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ContextLoaderSpiTests.processContextConfigurationWith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ContextLoaderSpiTests.processContextConfigurationWithConfiguration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ContextLoaderSpiTests.loadContextWith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ContextLoaderSpiTests.processContextConfigurationWithDefaultXmlConfigAndConfigurationClass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ContextLoaderSpiTests.loadContextWithLocationsAndConfiguration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ContextLoaderSpiTests.assertApplicationContextLoadsForAotProcessing( MergedContextConfiguration mergedConfig , String expectedBeanDe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ContextLoaderSpiTests.loadContextWithXmlConfigWithout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ContextLoaderSpiTests.loadContextWithConfigurationClassWithout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ContextLoaderSpiTests.loadContextWithXm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ContextLoaderSpiTests.loadContextWithConfigurati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ContextLoaderSpiTests.assertApplicationContextLoadsAndContainsFooString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ContextLoaderSpiTests.processContextConfigurationWithDefaultConfigurationClass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ContextLoaderSpiTests.processContextConfigurationWithDefaultXmlConfig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LoaderSpiTests.loadContextFrom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rtContextLoaderSpiTests.loadContextWithoutLocationsAndConfiguratio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SpiTests.process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